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WebArgumentResolverAdapter.ServletWebArgumentResolverAdapter( WebArgumentResolver adapt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ebArgumentResolverAdapter.getWeb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